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5283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2.1047in"/>
    </style:style>
    <style:style style:name="co4" style:family="table-column">
      <style:table-column-properties fo:break-before="auto" style:column-width="3.402in"/>
    </style:style>
    <style:style style:name="co5" style:family="table-column">
      <style:table-column-properties fo:break-before="auto" style:column-width="1.5043in"/>
    </style:style>
    <style:style style:name="co6" style:family="table-column">
      <style:table-column-properties fo:break-before="auto" style:column-width="1.6862in"/>
    </style:style>
    <style:style style:name="co7" style:family="table-column">
      <style:table-column-properties fo:break-before="auto" style:column-width="1.161in"/>
    </style:style>
    <style:style style:name="co8" style:family="table-column">
      <style:table-column-properties fo:break-before="auto" style:column-width="3.5201in"/>
    </style:style>
    <style:style style:name="co9" style:family="table-column">
      <style:table-column-properties fo:break-before="auto" style:column-width="0.485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8071in"/>
    </style:style>
    <style:style style:name="co12" style:family="table-column">
      <style:table-column-properties fo:break-before="auto" style:column-width="8.098in"/>
    </style:style>
    <style:style style:name="co13" style:family="table-column">
      <style:table-column-properties fo:break-before="auto" style:column-width="5.2571in"/>
    </style:style>
    <style:style style:name="co14" style:family="table-column">
      <style:table-column-properties fo:break-before="auto" style:column-width="1.1398in"/>
    </style:style>
    <style:style style:name="co15" style:family="table-column">
      <style:table-column-properties fo:break-before="auto" style:column-width="1.4827in"/>
    </style:style>
    <style:style style:name="co16" style:family="table-column">
      <style:table-column-properties fo:break-before="auto" style:column-width="1.2146in"/>
    </style:style>
    <style:style style:name="co17" style:family="table-column">
      <style:table-column-properties fo:break-before="auto" style:column-width="1.2256in"/>
    </style:style>
    <style:style style:name="co18" style:family="table-column">
      <style:table-column-properties fo:break-before="auto" style:column-width="0.5181in"/>
    </style:style>
    <style:style style:name="co19" style:family="table-column">
      <style:table-column-properties fo:break-before="auto" style:column-width="0.4752in"/>
    </style:style>
    <style:style style:name="co20" style:family="table-column">
      <style:table-column-properties fo:break-before="auto" style:column-width="0.6252in"/>
    </style:style>
    <style:style style:name="co21" style:family="table-column">
      <style:table-column-properties fo:break-before="auto" style:column-width="0.7319in"/>
    </style:style>
    <style:style style:name="co22" style:family="table-column">
      <style:table-column-properties fo:break-before="auto" style:column-width="4.9673in"/>
    </style:style>
    <style:style style:name="co23" style:family="table-column">
      <style:table-column-properties fo:break-before="auto" style:column-width="2.2437in"/>
    </style:style>
    <style:style style:name="co24" style:family="table-column">
      <style:table-column-properties fo:break-before="auto" style:column-width="3.8953in"/>
    </style:style>
    <style:style style:name="co25" style:family="table-column">
      <style:table-column-properties fo:break-before="auto" style:column-width="6.31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2" style:family="table-cell" style:parent-style-name="Default" style:data-style-name="N121"/>
    <style:style style:name="ce8" style:family="table-cell" style:parent-style-name="Default" style:data-style-name="N36"/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8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08/23/2022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08/22/20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9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08/26/2022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07/04/2022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08/26/2022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08/29/2022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09/01/2022</text:p>
          </table:table-cell>
          <table:table-cell office:value-type="string" calcext:value-type="string">
            <text:p><text:a xlink:href="https://threadreaderapp.com/thread/1565420057735446530.html" xlink:type="simple">https://threadreaderapp.com/thread/1565420057735446530.html</text:a></text:p>
          </table:table-cell>
          <table:table-cell table:style-name="ce9" office:value-type="string" calcext:value-type="string">
            <text:p>Niki Kazemzadeh (she/her) re: @wrdsb trustee elections. 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08/26/2022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08/17/2022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09/02/202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09/05/2022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09/01/2022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08/29/2022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04/06/2022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08/31/2022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09/01/2022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08/16/2022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08/10/2022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07/22/20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08/22/20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08/19/2022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07/04/2022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08/19/2022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08/17/2022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08/16/2022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06/08/2022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09/06/2022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09/07/2022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09/08/2022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09/08/2022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 table:number-rows-repeated="104853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5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5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5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5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5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5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5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5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5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5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5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5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5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5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5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5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5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5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5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5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5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5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5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5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5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5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5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5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5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5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5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5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5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5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5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5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5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5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5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5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5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5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5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5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5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5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5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5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5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5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5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5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3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5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5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5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5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5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5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5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5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 table:number-columns-repeated="5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 table:number-columns-repeated="5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5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5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5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5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5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5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5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table:number-columns-repeated="5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5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5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 table:number-columns-repeated="5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5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5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5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5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5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5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 table:number-columns-repeated="5"/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5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5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5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5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5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5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5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5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5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5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5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5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5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 table:number-columns-repeated="5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5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5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5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5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5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5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5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5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5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5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5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5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5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5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5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5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5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5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5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5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5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5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5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5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5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3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5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 table:number-columns-repeated="5"/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5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5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5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5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5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5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5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5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5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5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5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5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5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5"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5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5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5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5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5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5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5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5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5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5"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5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5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5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5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5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5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5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5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5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5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5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5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5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5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5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5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5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5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5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5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5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5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5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5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5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5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5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5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5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5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 table:number-columns-repeated="5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5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5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5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5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5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5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5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5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5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5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5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5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5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 table:number-columns-repeated="5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5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5"/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5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5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5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 office:value-type="string" calcext:value-type="string">
            <text:p>1-800-311-5611</text:p>
          </table:table-cell>
          <table:table-cell table:number-columns-repeated="4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5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5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5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5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5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5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5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 table:number-columns-repeated="5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 table:number-columns-repeated="5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5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5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5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5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5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5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5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5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 table:number-columns-repeated="5"/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5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5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5" table:default-cell-style-name="ce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I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Collabora_Office/22.05.5.2$Linux_X86_64 LibreOffice_project/71210659bdfbde77507836eb39ed53c68d102d41</meta:generator>
    <dc:date>2022-09-08T17:06:17.994130068</dc:date>
    <meta:editing-duration>PT10H19M43S</meta:editing-duration>
    <meta:editing-cycles>44</meta:editing-cycles>
    <meta:document-statistic meta:table-count="5" meta:cell-count="1354" meta:object-count="0"/>
  </office:meta>
</office:document-meta>
</file>